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0.086cm" style:rel-column-width="333*"/>
    </style:style>
    <style:style style:name="Tabla6.B" style:family="table-column">
      <style:table-column-properties style:column-width="10.55cm" style:rel-column-width="40668*"/>
    </style:style>
    <style:style style:name="Tabla6.C" style:family="table-column">
      <style:table-column-properties style:column-width="6.364cm" style:rel-column-width="24534*"/>
    </style:style>
    <style:style style:name="Tabla6.1" style:family="table-row">
      <style:table-row-properties style:min-row-height="1.729cm"/>
    </style:style>
    <style:style style:name="Tabla6.A1" style:family="table-cell">
      <style:table-cell-properties fo:padding="0.097cm" fo:border-left="none" fo:border-right="none" fo:border-top="none" fo:border-bottom="1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1.324cm" style:rel-column-width="43653*"/>
    </style:style>
    <style:style style:name="Tabla7.B" style:family="table-column">
      <style:table-column-properties style:column-width="5.676cm" style:rel-column-width="21882*"/>
    </style:style>
    <style:style style:name="Tabla7.A1" style:family="table-cell">
      <style:table-cell-properties fo:padding="0.097cm" fo:border-left="none" fo:border-right="none" fo:border-top="0.05pt solid #000000" fo:border-bottom="0.05pt solid #000000"/>
    </style:style>
    <style:style style:name="Tabla2" style:family="table">
      <style:table-properties style:width="16.949cm" fo:margin-left="0cm" fo:margin-right="0.051cm" table:align="margins"/>
    </style:style>
    <style:style style:name="Tabla2.A" style:family="table-column">
      <style:table-column-properties style:column-width="6.72cm" style:rel-column-width="25984*"/>
    </style:style>
    <style:style style:name="Tabla2.B" style:family="table-column">
      <style:table-column-properties style:column-width="2.875cm" style:rel-column-width="11116*"/>
    </style:style>
    <style:style style:name="Tabla2.C" style:family="table-column">
      <style:table-column-properties style:column-width="2.752cm" style:rel-column-width="10639*"/>
    </style:style>
    <style:style style:name="Tabla2.D" style:family="table-column">
      <style:table-column-properties style:column-width="2.187cm" style:rel-column-width="8457*"/>
    </style:style>
    <style:style style:name="Tabla2.E" style:family="table-column">
      <style:table-column-properties style:column-width="2.415cm" style:rel-column-width="9339*"/>
    </style:style>
    <style:style style:name="Tabla2.A1" style:family="table-cell">
      <style:table-cell-properties style:vertical-align="middle" fo:padding="0.097cm" fo:border="none" style:writing-mode="lr-tb"/>
    </style:style>
    <style:style style:name="Table1" style:family="table">
      <style:table-properties style:width="16.949cm" fo:margin-left="0cm" fo:margin-right="0.051cm" table:align="margins"/>
    </style:style>
    <style:style style:name="Table1.A" style:family="table-column">
      <style:table-column-properties style:column-width="16.949cm" style:rel-column-width="65535*"/>
    </style:style>
    <style:style style:name="Table1.A1" style:family="table-cell">
      <style:table-cell-properties style:vertical-align="middle" fo:padding="0.097cm" fo:border="none" style:writing-mode="lr-tb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="non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1.307cm" style:rel-column-width="43585*"/>
    </style:style>
    <style:style style:name="Tabla1.B" style:family="table-column">
      <style:table-column-properties style:column-width="5.694cm" style:rel-column-width="21950*"/>
    </style:style>
    <style:style style:name="Tabla1.A1" style:family="table-cell">
      <style:table-cell-properties fo:padding="0.097cm" fo:border-left="none" fo:border-right="none" fo:border-top="0.05pt solid #000000" fo:border-bottom="0.05pt solid #000000"/>
    </style:style>
    <style:style style:name="Tabla4" style:family="table">
      <style:table-properties style:width="16.949cm" fo:margin-left="0cm" fo:margin-right="0.051cm" table:align="margins"/>
    </style:style>
    <style:style style:name="Tabla4.A" style:family="table-column">
      <style:table-column-properties style:column-width="6.703cm" style:rel-column-width="25916*"/>
    </style:style>
    <style:style style:name="Tabla4.B" style:family="table-column">
      <style:table-column-properties style:column-width="2.893cm" style:rel-column-width="11185*"/>
    </style:style>
    <style:style style:name="Tabla4.C" style:family="table-column">
      <style:table-column-properties style:column-width="2.734cm" style:rel-column-width="10571*"/>
    </style:style>
    <style:style style:name="Tabla4.D" style:family="table-column">
      <style:table-column-properties style:column-width="2.205cm" style:rel-column-width="8525*"/>
    </style:style>
    <style:style style:name="Tabla4.E" style:family="table-column">
      <style:table-column-properties style:column-width="2.415cm" style:rel-column-width="933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6.949cm" fo:margin-left="0cm" fo:margin-right="0.051cm" table:align="margins"/>
    </style:style>
    <style:style style:name="Table2.A" style:family="table-column">
      <style:table-column-properties style:column-width="16.949cm" style:rel-column-width="65535*"/>
    </style:style>
    <style:style style:name="Table2.A1" style:family="table-cell">
      <style:table-cell-properties style:vertical-align="middle" fo:padding="0.097cm" fo:border="none" style:writing-mode="lr-tb"/>
    </style:style>
    <style:style style:name="Firmas" style:family="table">
      <style:table-properties style:width="17cm" table:align="margins"/>
    </style:style>
    <style:style style:name="Firmas.A" style:family="table-column">
      <style:table-column-properties style:column-width="8.5cm" style:rel-column-width="32767*"/>
    </style:style>
    <style:style style:name="Firmas.B" style:family="table-column">
      <style:table-column-properties style:column-width="8.5cm" style:rel-column-width="32768*"/>
    </style:style>
    <style:style style:name="Firmas.A1" style:family="table-cell">
      <style:table-cell-properties fo:padding="0.097cm" fo:border="none"/>
    </style:style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style:font-name="Courier New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Courier New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Courier New" fo:font-size="7pt" style:font-size-asian="7pt" style:font-size-complex="7pt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1" style:family="paragraph" style:parent-style-name="Header">
      <style:text-properties style:font-name="Courier New"/>
    </style:style>
    <style:style style:name="P12" style:family="paragraph" style:parent-style-name="Header">
      <style:paragraph-properties fo:text-align="end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Courier New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Courier New" fo:font-size="14pt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Courier New" fo:font-size="8pt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Courier New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ourier New"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7"/>
          </table:table-cell>
          <table:table-cell table:style-name="Tabla6.A1" office:value-type="string">
            <text:p text:style-name="P7"><text:text-input text:description="&lt;user.company_id.name&gt;">Nombre Empresa</text:text-input></text:p>
            <text:p text:style-name="P8"><text:text-input text:description="&lt;user.company_id.partner_id.address[0].street&gt;">Direccion 1</text:text-input></text:p>
            <text:p text:style-name="P8"><text:text-input text:description="&lt;user.company_id.partner_id.address[0].street2&gt;">Direccion 2</text:text-input></text:p>
            <text:p text:style-name="P8"><text:text-input text:description="&lt;user.company_id.partner_id.address[0].zip&gt;">Codigo Postal</text:text-input> <text:text-input text:description="&lt;user.company_id.partner_id.address[0].city&gt;">Ciudad</text:text-input> - <text:text-input text:description="&lt;user.company_id.partner_id.address[0].country_id.name&gt;">Pais</text:text-input></text:p>
            <text:p text:style-name="P8"><text:text-input text:description="&lt;user.company_id.partner_id.address[0].phone&gt;">Telefono</text:text-input> - <text:span text:style-name="T1"><text:text-input text:description="&lt;user.company_id.partner_id.address[0].email&gt;">Email</text:text-input></text:span></text:p>
          </table:table-cell>
          <table:table-cell table:style-name="Tabla6.A1" office:value-type="string">
            <text:p text:style-name="P12"><text:text-input text:description="&lt;o.number&gt;">Numero</text:text-input></text:p>
            <text:p text:style-name="P6"/>
            <text:p text:style-name="P6"><text:text-input text:description="&lt;if test=&quot;count(o.check_ids)!= 0&quot;&gt;">&lt;if test="o.check_ids!=' '"&gt;</text:text-input></text:p>
            <text:p text:style-name="P13"><text:span text:style-name="T3">Cheque:</text:span><text:span text:style-name="T8"><text:text-input text:description="&lt;for each=&quot;lines in o.check_ids&quot;&gt;">For lines in check_ids</text:text-input></text:span><text:span text:style-name="T7"><text:text-input text:description="&lt;lines.check_number&gt;">Num</text:text-input></text:span><text:span text:style-name="T7"> - </text:span><text:span text:style-name="T7"><text:text-input text:description="&lt;lines.payee_name&gt;">Nombre</text:text-input></text:span><text:span text:style-name="T10"> </text:span><text:span text:style-name="T9"><text:text-input text:description="&lt;/for&gt;">End For</text:text-input></text:span></text:p>
            <text:p text:style-name="P6"><text:text-input text:description="&lt;/if&gt;">&lt;/if&gt;</text:text-input></text:p>
          </table:table-cell>
        </table:table-row>
      </table:table>
      <text:p text:style-name="P2"/>
      <text:p text:style-name="P2"><text:text-input text:description="&lt;if test=&quot;o.type=='receipt'&quot;&gt;">&lt;if test="o.type=='receipt'"&gt;</text:text-input></text:p>
      <text:p text:style-name="P5">Comprobante de Ingreso <text:s text:c="3"/><text:span text:style-name="T2">Fecha:</text:span><text:text-input text:description="&lt;o.date&gt;">&lt;o.date&gt;</text:text-input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9">Nombre: <text:span text:style-name="T6"><text:text-input text:description="&lt;o.partner_id.name&gt;">&lt;o.partner_id.name&gt;</text:text-input></text:span></text:p>
            <text:p text:style-name="P19">CED/RUC: <text:span text:style-name="T6"><text:text-input text:description="&lt;o.partner_id.ref&gt;">&lt;o.partner_id.ref&gt;</text:text-input></text:span></text:p>
            <text:p text:style-name="P19">Referencia: <text:span text:style-name="T6"><text:text-input text:description="&lt;o.reference&gt;">&lt;o.reference&gt;</text:text-input></text:span></text:p>
          </table:table-cell>
          <table:table-cell table:style-name="Tabla7.A1" office:value-type="string">
            <text:p text:style-name="P16"><text:span text:style-name="T1">Diario: </text:span><text:span text:style-name="T6"><text:text-input text:description="&lt;o.journal_id.name&gt;">&lt;o.journal_id.name&gt;</text:text-input></text:span></text:p>
            <text:p text:style-name="P19">Memoria: <text:span text:style-name="T6"><text:text-input text:description="&lt;o.name&gt;">&lt;o.name&gt;</text:text-input></text:span></text:p>
          </table:table-cell>
        </table:table-row>
      </table:table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8">Movimiento</text:p>
          </table:table-cell>
          <table:table-cell table:style-name="Tabla2.A1" office:value-type="string">
            <text:p text:style-name="P17">Fecha de Emision</text:p>
          </table:table-cell>
          <table:table-cell table:style-name="Tabla2.A1" office:value-type="string">
            <text:p text:style-name="P17">Fecha de Vencimiento</text:p>
          </table:table-cell>
          <table:table-cell table:style-name="Tabla2.A1" office:value-type="string">
            <text:p text:style-name="P17">Debe</text:p>
          </table:table-cell>
          <table:table-cell table:style-name="Tabla2.A1" office:value-type="string">
            <text:p text:style-name="P3">Haber</text:p>
          </table:table-cell>
        </table:table-row>
        <table:table-row>
          <table:table-cell table:style-name="Tabla2.A1" table:number-columns-spanned="5" office:value-type="string">
            <text:p text:style-name="P16"><text:text-input text:description="&lt;for each=&quot;line in o.move_ids&quot;&gt;">&lt;for each="line in o.move_ids"&gt;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1" office:value-type="string">
            <text:p text:style-name="P9"><text:text-input text:description="&lt;get_name(line.account_id)&gt;">&lt;get_name(line.account_id)&gt;</text:text-input></text:p>
            <text:p text:style-name="P9"/>
          </table:table-cell>
          <table:table-cell table:style-name="Tabla2.A1" office:value-type="string">
            <text:p text:style-name="P10"><text:text-input text:description="&lt;line.date_created&gt;">&lt;line.date_created&gt;</text:text-input></text:p>
          </table:table-cell>
          <table:table-cell table:style-name="Tabla2.A1" office:value-type="string">
            <text:p text:style-name="P10"><text:text-input text:description="&lt;line.date_maturity&gt;">&lt;line.date_maturity&gt;</text:text-input></text:p>
          </table:table-cell>
          <table:table-cell table:style-name="Tabla2.A1" office:value-type="string">
            <text:p text:style-name="P10"><text:text-input text:description="&lt;&quot;{0:.2f}&quot;.format(line.debit) or ''&gt;">&lt;line.debit or ''&gt;</text:text-input></text:p>
          </table:table-cell>
          <table:table-cell table:style-name="Tabla2.A1" office:value-type="string">
            <text:p text:style-name="P10"><text:text-input text:description="&lt;&quot;{0:.2f}&quot;.format(line.credit) or ''&gt;">&lt;line.credit or ''&gt;</text:text-input></text:p>
          </table:table-cell>
        </table:table-row>
        <table:table-row>
          <table:table-cell table:style-name="Tabla2.A1" table:number-columns-spanned="5" office:value-type="string">
            <text:p text:style-name="P16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T5">Facturas: </text:span><text:span text:style-name="T4"><text:text-input text:description="&lt;for each=&quot;line in o.line_ids&quot;&gt;">&lt;for each="line in o.line_ids"&gt;</text:text-input></text:span><text:span text:style-name="T2"><text:text-input text:description="&lt;line.move_line_id&gt;">&lt;line.move_line_id&gt;</text:text-input></text:span><text:span text:style-name="T6">,</text:span><text:span text:style-name="T2"><text:text-input text:description="&lt;/for&gt;">&lt;/for&gt;</text:text-input></text:span></text:p>
          </table:table-cell>
        </table:table-row>
      </table:table>
      <text:p text:style-name="P3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4"/>
            <text:p text:style-name="P14">___________________</text:p>
            <text:p text:style-name="P14">Recibí Conforme</text:p>
            <text:p text:style-name="P15">Nombre: <text:s text:c="30"/></text:p>
            <text:p text:style-name="P15">C.I.: <text:s text:c="32"/></text:p>
          </table:table-cell>
          <table:table-cell table:style-name="Tabla5.A1" office:value-type="string">
            <text:p text:style-name="P14"/>
            <text:p text:style-name="P14">_____________________</text:p>
            <text:p text:style-name="P14">Firma Autorizada</text:p>
          </table:table-cell>
        </table:table-row>
      </table:table>
      <text:p text:style-name="P2"><text:text-input text:description="&lt;/if&gt;">&lt;/if&gt;</text:text-input></text:p>
      <text:p text:style-name="P2"><text:text-input text:description="&lt;if test=&quot;o.type=='payment'&quot;&gt;">&lt;if test="o.type=='payment'"&gt;</text:text-input></text:p>
      <text:p text:style-name="P4">Comprobante de Egreso <text:s text:c="4"/><text:span text:style-name="T2">Fecha:</text:span><text:text-input text:description="&lt;o.date&gt;">&lt;o.date&gt;</text:text-input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9">Nombre: <text:span text:style-name="T6"><text:text-input text:description="&lt;o.partner_id.name&gt;">&lt;o.partner_id.name&gt;</text:text-input></text:span></text:p>
            <text:p text:style-name="P19">CED/RUC: <text:span text:style-name="T6"><text:text-input text:description="&lt;o.partner_id.ref&gt;">&lt;o.partner_id.ref&gt;</text:text-input></text:span></text:p>
            <text:p text:style-name="P19">Referencia: <text:span text:style-name="T6"><text:text-input text:description="&lt;o.reference&gt;">&lt;o.reference&gt;</text:text-input></text:span></text:p>
          </table:table-cell>
          <table:table-cell table:style-name="Tabla1.A1" office:value-type="string">
            <text:p text:style-name="P16"><text:span text:style-name="T1">Diario: </text:span><text:span text:style-name="T6"><text:text-input text:description="&lt;o.journal_id.name&gt;">&lt;o.journal_id.name&gt;</text:text-input></text:span></text:p>
            <text:p text:style-name="P19">Memoria: <text:span text:style-name="T6"><text:text-input text:description="&lt;o.name&gt;">&lt;o.name&gt;</text:text-input></text:span></text:p>
          </table:table-cell>
        </table:table-row>
      </table:table>
      <text:p text:style-name="P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18">Movimiento</text:p>
          </table:table-cell>
          <table:table-cell table:style-name="Tabla4.A1" office:value-type="string">
            <text:p text:style-name="P17">Fecha de Emis.</text:p>
          </table:table-cell>
          <table:table-cell table:style-name="Tabla4.A1" office:value-type="string">
            <text:p text:style-name="P17">Fecha de Venc.</text:p>
          </table:table-cell>
          <table:table-cell table:style-name="Tabla4.A1" office:value-type="string">
            <text:p text:style-name="P17">Debe</text:p>
          </table:table-cell>
          <table:table-cell table:style-name="Tabla4.E1" office:value-type="string">
            <text:p text:style-name="P3">Haber</text:p>
          </table:table-cell>
        </table:table-row>
        <table:table-row>
          <table:table-cell table:style-name="Tabla4.A2" table:number-columns-spanned="5" office:value-type="string">
            <text:p text:style-name="P16"><text:text-input text:description="&lt;for each=&quot;line in o.move_ids&quot;&gt;">&lt;for each="line in o.move_ids"&gt;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3" office:value-type="string">
            <text:p text:style-name="P9"><text:text-input text:description="&lt;get_name(line.account_id)&gt;">&lt;get_name(line.account_id)&gt;</text:text-input></text:p>
            <text:p text:style-name="P10"/>
          </table:table-cell>
          <table:table-cell table:style-name="Tabla4.A3" office:value-type="string">
            <text:p text:style-name="P10"><text:text-input text:description="&lt;line.date_created&gt;">&lt;line.date_created&gt;</text:text-input></text:p>
          </table:table-cell>
          <table:table-cell table:style-name="Tabla4.A3" office:value-type="string">
            <text:p text:style-name="P10"><text:text-input text:description="&lt;line.date_maturity&gt;">&lt;line.date_maturity&gt;</text:text-input></text:p>
          </table:table-cell>
          <table:table-cell table:style-name="Tabla4.A3" office:value-type="string">
            <text:p text:style-name="P10"><text:text-input text:description="&lt;&quot;{0:.2f}&quot;.format(line.debit) or ''&gt;">&lt;line.debit or ''&gt;</text:text-input></text:p>
          </table:table-cell>
          <table:table-cell table:style-name="Tabla4.A2" office:value-type="string">
            <text:p text:style-name="P10"><text:text-input text:description="&lt;&quot;{0:.2f}&quot;.format(line.credit) or ''&gt;">&lt;line.credit or ''&gt;</text:text-input></text:p>
          </table:table-cell>
        </table:table-row>
        <table:table-row>
          <table:table-cell table:style-name="Tabla4.A2" table:number-columns-spanned="5" office:value-type="string">
            <text:p text:style-name="P16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span text:style-name="T5">Facturas: </text:span><text:span text:style-name="T4"><text:text-input text:description="&lt;for each=&quot;line in o.line_ids&quot;&gt;">&lt;for each="line in o.line_ids"&gt;</text:text-input></text:span><text:span text:style-name="T2"><text:text-input text:description="&lt;line.move_line_id&gt;">&lt;line.move_line_id&gt;</text:text-input></text:span><text:span text:style-name="T6">,</text:span><text:span text:style-name="T2"><text:text-input text:description="&lt;/for&gt;">&lt;/for&gt;</text:text-input></text:span></text:p>
          </table:table-cell>
        </table:table-row>
      </table:table>
      <text:p text:style-name="P3"/>
      <table:table table:name="Firmas" table:style-name="Firmas">
        <table:table-column table:style-name="Firmas.A"/>
        <table:table-column table:style-name="Firmas.B"/>
        <table:table-row>
          <table:table-cell table:style-name="Firmas.A1" office:value-type="string">
            <text:p text:style-name="P14"/>
            <text:p text:style-name="P14">___________________</text:p>
            <text:p text:style-name="P14">Recibí Conforme</text:p>
            <text:p text:style-name="P15">Nombre: <text:s text:c="31"/></text:p>
            <text:p text:style-name="P15">C.I.: <text:s text:c="33"/></text:p>
          </table:table-cell>
          <table:table-cell table:style-name="Firmas.A1" office:value-type="string">
            <text:p text:style-name="P14"/>
            <text:p text:style-name="P14"/>
            <text:p text:style-name="P14">_____________________</text:p>
            <text:p text:style-name="P14">Firma Autorizada</text:p>
          </table:table-cell>
        </table:table-row>
      </table:table>
      <text:p text:style-name="P3"/>
      <text:p text:style-name="P2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 Ormaza</meta:initial-creator>
    <meta:creation-date>2011-09-11T20:52:38.57</meta:creation-date>
    <dc:date>2013-05-23T11:15:28</dc:date>
    <meta:editing-duration>PT5H12M20S</meta:editing-duration>
    <meta:editing-cycles>122</meta:editing-cycles>
    <meta:generator>LibreOffice/3.5$Linux_x86 LibreOffice_project/350m1$Build-2</meta:generator>
    <dc:creator>Carlos Yumbillo</dc:creator>
    <meta:document-statistic meta:table-count="9" meta:image-count="0" meta:object-count="0" meta:page-count="1" meta:paragraph-count="63" meta:word-count="133" meta:character-count="1373" meta:non-whitespace-character-count="1166"/>
  </office:meta>
</office:document-meta>
</file>